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tka Heading" svg:font-family="Sitka Heading" style:font-family-generic="system" style:font-pitch="variable" svg:panose-1="0 0 0 0 0 0 0 0 0 0"/>
    <style:font-face style:name="Mongolian Baiti" svg:font-family="Mongolian Baiti" style:font-family-generic="script" style:font-pitch="variable" svg:panose-1="3 0 5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Sitka Heading" style:font-name-complex="Mongolian Baiti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4" style:parent-style-name="Normal" style:family="paragraph">
      <style:paragraph-properties fo:line-height="115%"/>
      <style:text-properties style:font-name="Sitka Heading"/>
    </style:style>
    <style:style style:name="P5" style:parent-style-name="Normal" style:family="paragraph">
      <style:paragraph-properties fo:line-height="115%"/>
    </style:style>
    <style:style style:name="T6" style:parent-style-name="Fonteparág.padrão" style:family="text">
      <style:text-properties style:font-name="Sitka Heading"/>
    </style:style>
    <style:style style:name="T7" style:parent-style-name="Fonteparág.padrão" style:family="text">
      <style:text-properties style:font-name="Sitka Heading" fo:font-weight="bold" style:font-weight-asian="bold" style:font-weight-complex="bold"/>
    </style:style>
    <style:style style:name="T8" style:parent-style-name="Fonteparág.padrão" style:family="text">
      <style:text-properties style:font-name="Sitka Heading"/>
    </style:style>
    <style:style style:name="P9" style:parent-style-name="Normal" style:family="paragraph">
      <style:paragraph-properties fo:line-height="115%"/>
      <style:text-properties style:font-name="Sitka Heading"/>
    </style:style>
    <style:style style:name="P10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11" style:parent-style-name="Normal" style:family="paragraph">
      <style:paragraph-properties fo:line-height="115%"/>
      <style:text-properties style:font-name="Sitka Heading"/>
    </style:style>
    <style:style style:name="P12" style:parent-style-name="Normal" style:list-style-name="LFO1" style:family="paragraph">
      <style:paragraph-properties fo:line-height="115%"/>
      <style:text-properties style:font-name="Sitka Heading" fo:hyphenate="true"/>
    </style:style>
    <style:style style:name="P13" style:parent-style-name="Normal" style:list-style-name="LFO1" style:family="paragraph">
      <style:paragraph-properties fo:line-height="115%"/>
      <style:text-properties style:font-name="Sitka Heading" fo:hyphenate="true"/>
    </style:style>
    <style:style style:name="P14" style:parent-style-name="Normal" style:list-style-name="LFO1" style:family="paragraph">
      <style:paragraph-properties fo:line-height="115%"/>
      <style:text-properties style:font-name="Sitka Heading" fo:hyphenate="true"/>
    </style:style>
    <style:style style:name="P15" style:parent-style-name="Normal" style:list-style-name="LFO1" style:family="paragraph">
      <style:paragraph-properties fo:line-height="115%"/>
      <style:text-properties style:font-name="Sitka Heading" fo:hyphenate="true"/>
    </style:style>
    <style:style style:name="P16" style:parent-style-name="Normal" style:list-style-name="LFO1" style:family="paragraph">
      <style:paragraph-properties fo:line-height="115%"/>
      <style:text-properties style:font-name="Sitka Heading" fo:hyphenate="true"/>
    </style:style>
    <style:style style:name="P17" style:parent-style-name="Normal" style:family="paragraph">
      <style:paragraph-properties fo:line-height="115%"/>
      <style:text-properties style:font-name="Sitka Heading"/>
    </style:style>
    <style:style style:name="P18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19" style:parent-style-name="Normal" style:family="paragraph">
      <style:paragraph-properties fo:line-height="115%"/>
      <style:text-properties style:font-name="Sitka Heading"/>
    </style:style>
    <style:style style:name="P20" style:parent-style-name="Normal" style:family="paragraph">
      <style:paragraph-properties fo:line-height="115%"/>
      <style:text-properties style:font-name="Sitka Heading"/>
    </style:style>
    <style:style style:name="P21" style:parent-style-name="Normal" style:family="paragraph">
      <style:paragraph-properties fo:line-height="115%"/>
    </style:style>
    <style:style style:name="T22" style:parent-style-name="Fonteparág.padrão" style:family="text">
      <style:text-properties style:font-name="Sitka Heading" style:font-name-complex="Segoe UI Emoji" fo:font-weight="bold" style:font-weight-asian="bold" style:font-weight-complex="bold"/>
    </style:style>
    <style:style style:name="T23" style:parent-style-name="Fonteparág.padrão" style:family="text">
      <style:text-properties style:font-name="Sitka Heading" fo:font-weight="bold" style:font-weight-asian="bold" style:font-weight-complex="bold"/>
    </style:style>
    <style:style style:name="P24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25" style:parent-style-name="Normal" style:family="paragraph">
      <style:paragraph-properties fo:line-height="115%"/>
      <style:text-properties style:font-name="Sitka Heading"/>
    </style:style>
    <style:style style:name="P26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27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28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29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30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31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32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33" style:parent-style-name="Normal" style:list-style-name="LFO2" style:family="paragraph">
      <style:paragraph-properties fo:line-height="115%"/>
      <style:text-properties style:font-name="Sitka Heading" fo:hyphenate="true"/>
    </style:style>
    <style:style style:name="P34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35" style:parent-style-name="Normal" style:list-style-name="LFO3" style:family="paragraph">
      <style:paragraph-properties fo:line-height="115%"/>
      <style:text-properties fo:hyphenate="true"/>
    </style:style>
    <style:style style:name="T36" style:parent-style-name="Fonteparág.padrão" style:family="text">
      <style:text-properties style:font-name="Sitka Heading"/>
    </style:style>
    <style:style style:name="T37" style:parent-style-name="Fonteparág.padrão" style:family="text">
      <style:text-properties style:font-name="Times New Roman"/>
    </style:style>
    <style:style style:name="T38" style:parent-style-name="Fonteparág.padrão" style:family="text">
      <style:text-properties style:font-name="Sitka Heading"/>
    </style:style>
    <style:style style:name="T39" style:parent-style-name="Fonteparág.padrão" style:family="text">
      <style:text-properties style:font-name="Sitka Heading" style:font-name-complex="Sitka Heading"/>
    </style:style>
    <style:style style:name="T40" style:parent-style-name="Fonteparág.padrão" style:family="text">
      <style:text-properties style:font-name="Sitka Heading"/>
    </style:style>
    <style:style style:name="P41" style:parent-style-name="Normal" style:list-style-name="LFO3" style:family="paragraph">
      <style:paragraph-properties fo:line-height="115%"/>
      <style:text-properties fo:hyphenate="true"/>
    </style:style>
    <style:style style:name="T42" style:parent-style-name="Fonteparág.padrão" style:family="text">
      <style:text-properties style:font-name="Sitka Heading"/>
    </style:style>
    <style:style style:name="T43" style:parent-style-name="Fonteparág.padrão" style:family="text">
      <style:text-properties style:font-name="Times New Roman"/>
    </style:style>
    <style:style style:name="T44" style:parent-style-name="Fonteparág.padrão" style:family="text">
      <style:text-properties style:font-name="Sitka Heading"/>
    </style:style>
    <style:style style:name="T45" style:parent-style-name="Fonteparág.padrão" style:family="text">
      <style:text-properties style:font-name="Sitka Heading" style:font-name-complex="Sitka Heading"/>
    </style:style>
    <style:style style:name="T46" style:parent-style-name="Fonteparág.padrão" style:family="text">
      <style:text-properties style:font-name="Sitka Heading"/>
    </style:style>
    <style:style style:name="P47" style:parent-style-name="Normal" style:family="paragraph">
      <style:paragraph-properties fo:line-height="115%"/>
      <style:text-properties style:font-name="Sitka Heading"/>
    </style:style>
    <style:style style:name="P48" style:parent-style-name="Normal" style:family="paragraph">
      <style:paragraph-properties fo:line-height="115%"/>
      <style:text-properties style:font-name="Sitka Heading"/>
    </style:style>
    <style:style style:name="P49" style:parent-style-name="Normal" style:family="paragraph">
      <style:paragraph-properties fo:line-height="115%"/>
    </style:style>
    <style:style style:name="T50" style:parent-style-name="Fonteparág.padrão" style:family="text">
      <style:text-properties style:font-name="Sitka Heading" style:font-name-complex="Segoe UI Emoji" fo:font-weight="bold" style:font-weight-asian="bold" style:font-weight-complex="bold"/>
    </style:style>
    <style:style style:name="T51" style:parent-style-name="Fonteparág.padrão" style:family="text">
      <style:text-properties style:font-name="Sitka Heading" fo:font-weight="bold" style:font-weight-asian="bold" style:font-weight-complex="bold"/>
    </style:style>
    <style:style style:name="P52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53" style:parent-style-name="Normal" style:family="paragraph">
      <style:paragraph-properties fo:line-height="115%"/>
      <style:text-properties style:font-name="Sitka Heading"/>
    </style:style>
    <style:style style:name="P54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55" style:parent-style-name="Normal" style:list-style-name="LFO4" style:family="paragraph">
      <style:paragraph-properties fo:line-height="115%"/>
      <style:text-properties style:font-name="Sitka Heading" fo:hyphenate="true"/>
    </style:style>
    <style:style style:name="P56" style:parent-style-name="Normal" style:list-style-name="LFO4" style:family="paragraph">
      <style:paragraph-properties fo:line-height="115%"/>
      <style:text-properties style:font-name="Sitka Heading" fo:hyphenate="true"/>
    </style:style>
    <style:style style:name="P57" style:parent-style-name="Normal" style:list-style-name="LFO4" style:family="paragraph">
      <style:paragraph-properties fo:line-height="115%"/>
      <style:text-properties style:font-name="Sitka Heading" fo:hyphenate="true"/>
    </style:style>
    <style:style style:name="P58" style:parent-style-name="Normal" style:list-style-name="LFO4" style:family="paragraph">
      <style:paragraph-properties fo:line-height="115%"/>
      <style:text-properties style:font-name="Sitka Heading" fo:hyphenate="true"/>
    </style:style>
    <style:style style:name="P59" style:parent-style-name="Normal" style:family="paragraph">
      <style:paragraph-properties fo:line-height="115%"/>
      <style:text-properties style:font-name="Sitka Heading"/>
    </style:style>
    <style:style style:name="P60" style:parent-style-name="Normal" style:family="paragraph">
      <style:paragraph-properties fo:line-height="115%"/>
      <style:text-properties style:font-name="Sitka Heading"/>
    </style:style>
    <style:style style:name="P61" style:parent-style-name="Normal" style:family="paragraph">
      <style:paragraph-properties fo:line-height="115%"/>
    </style:style>
    <style:style style:name="T62" style:parent-style-name="Fonteparág.padrão" style:family="text">
      <style:text-properties style:font-name="Sitka Heading" style:font-name-complex="Segoe UI Emoji" fo:font-weight="bold" style:font-weight-asian="bold" style:font-weight-complex="bold"/>
    </style:style>
    <style:style style:name="T63" style:parent-style-name="Fonteparág.padrão" style:family="text">
      <style:text-properties style:font-name="Sitka Heading" fo:font-weight="bold" style:font-weight-asian="bold" style:font-weight-complex="bold"/>
    </style:style>
    <style:style style:name="P64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65" style:parent-style-name="Normal" style:family="paragraph">
      <style:paragraph-properties fo:line-height="115%"/>
      <style:text-properties style:font-name="Sitka Heading"/>
    </style:style>
    <style:style style:name="P66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67" style:parent-style-name="Normal" style:list-style-name="LFO5" style:family="paragraph">
      <style:paragraph-properties fo:line-height="115%"/>
      <style:text-properties style:font-name="Sitka Heading" fo:hyphenate="true"/>
    </style:style>
    <style:style style:name="P68" style:parent-style-name="Normal" style:list-style-name="LFO5" style:family="paragraph">
      <style:paragraph-properties fo:line-height="115%"/>
      <style:text-properties style:font-name="Sitka Heading" fo:hyphenate="true"/>
    </style:style>
    <style:style style:name="P69" style:parent-style-name="Normal" style:list-style-name="LFO5" style:family="paragraph">
      <style:paragraph-properties fo:line-height="115%"/>
      <style:text-properties style:font-name="Sitka Heading" fo:hyphenate="true"/>
    </style:style>
    <style:style style:name="P70" style:parent-style-name="Normal" style:list-style-name="LFO5" style:family="paragraph">
      <style:paragraph-properties fo:line-height="115%"/>
      <style:text-properties style:font-name="Sitka Heading" fo:hyphenate="true"/>
    </style:style>
    <style:style style:name="P71" style:parent-style-name="Normal" style:list-style-name="LFO5" style:family="paragraph">
      <style:paragraph-properties fo:line-height="115%"/>
      <style:text-properties style:font-name="Sitka Heading" fo:hyphenate="true"/>
    </style:style>
    <style:style style:name="P72" style:parent-style-name="Normal" style:family="paragraph">
      <style:paragraph-properties fo:line-height="115%"/>
      <style:text-properties style:font-name="Sitka Heading"/>
    </style:style>
    <style:style style:name="P73" style:parent-style-name="Normal" style:family="paragraph">
      <style:paragraph-properties fo:line-height="115%"/>
      <style:text-properties style:font-name="Sitka Heading"/>
    </style:style>
    <style:style style:name="P74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75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76" style:parent-style-name="Normal" style:family="paragraph">
      <style:paragraph-properties fo:line-height="115%"/>
      <style:text-properties style:font-name="Sitka Heading"/>
    </style:style>
    <style:style style:name="P77" style:parent-style-name="Normal" style:list-style-name="LFO6" style:family="paragraph">
      <style:paragraph-properties fo:line-height="115%"/>
      <style:text-properties fo:hyphenate="true"/>
    </style:style>
    <style:style style:name="T78" style:parent-style-name="Fonteparág.padrão" style:family="text">
      <style:text-properties style:font-name="Sitka Heading" fo:font-weight="bold" style:font-weight-asian="bold" style:font-weight-complex="bold"/>
    </style:style>
    <style:style style:name="T79" style:parent-style-name="Fonteparág.padrão" style:family="text">
      <style:text-properties style:font-name="Sitka Heading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Sitka Heading"/>
    </style:style>
    <style:style style:name="P82" style:parent-style-name="Normal" style:list-style-name="LFO6" style:family="paragraph">
      <style:paragraph-properties fo:line-height="115%"/>
      <style:text-properties fo:hyphenate="true"/>
    </style:style>
    <style:style style:name="T83" style:parent-style-name="Fonteparág.padrão" style:family="text">
      <style:text-properties style:font-name="Sitka Heading" fo:font-weight="bold" style:font-weight-asian="bold" style:font-weight-complex="bold"/>
    </style:style>
    <style:style style:name="T84" style:parent-style-name="Fonteparág.padrão" style:family="text">
      <style:text-properties style:font-name="Sitka Heading"/>
    </style:style>
    <style:style style:name="T85" style:parent-style-name="Fonteparág.padrão" style:family="text">
      <style:text-properties style:font-name="Times New Roman"/>
    </style:style>
    <style:style style:name="T86" style:parent-style-name="Fonteparág.padrão" style:family="text">
      <style:text-properties style:font-name="Sitka Heading"/>
    </style:style>
    <style:style style:name="T87" style:parent-style-name="Fonteparág.padrão" style:family="text">
      <style:text-properties style:font-name="Sitka Heading" style:font-name-complex="Sitka Heading"/>
    </style:style>
    <style:style style:name="T88" style:parent-style-name="Fonteparág.padrão" style:family="text">
      <style:text-properties style:font-name="Sitka Heading"/>
    </style:style>
    <style:style style:name="P89" style:parent-style-name="Normal" style:list-style-name="LFO6" style:family="paragraph">
      <style:paragraph-properties fo:line-height="115%"/>
      <style:text-properties fo:hyphenate="true"/>
    </style:style>
    <style:style style:name="T90" style:parent-style-name="Fonteparág.padrão" style:family="text">
      <style:text-properties style:font-name="Sitka Heading" fo:font-weight="bold" style:font-weight-asian="bold" style:font-weight-complex="bold"/>
    </style:style>
    <style:style style:name="T91" style:parent-style-name="Fonteparág.padrão" style:family="text">
      <style:text-properties style:font-name="Sitka Heading"/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Sitka Heading"/>
    </style:style>
    <style:style style:name="T94" style:parent-style-name="Fonteparág.padrão" style:family="text">
      <style:text-properties style:font-name="Sitka Heading" style:font-name-complex="Sitka Heading"/>
    </style:style>
    <style:style style:name="T95" style:parent-style-name="Fonteparág.padrão" style:family="text">
      <style:text-properties style:font-name="Sitka Heading"/>
    </style:style>
    <style:style style:name="P96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97" style:parent-style-name="Normal" style:family="paragraph">
      <style:paragraph-properties fo:line-height="115%"/>
      <style:text-properties style:font-name="Sitka Heading"/>
    </style:style>
    <style:style style:name="P98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99" style:parent-style-name="Normal" style:family="paragraph">
      <style:paragraph-properties fo:line-height="115%"/>
      <style:text-properties style:font-name="Sitka Heading"/>
    </style:style>
    <style:style style:name="P100" style:parent-style-name="Normal" style:family="paragraph">
      <style:paragraph-properties fo:line-height="115%"/>
      <style:text-properties style:font-name="Sitka Heading"/>
    </style:style>
    <style:style style:name="P101" style:parent-style-name="Normal" style:family="paragraph">
      <style:paragraph-properties fo:line-height="115%"/>
    </style:style>
    <style:style style:name="T102" style:parent-style-name="Fonteparág.padrão" style:family="text">
      <style:text-properties style:font-name="Sitka Heading" style:font-name-complex="Segoe UI Emoji" fo:font-weight="bold" style:font-weight-asian="bold" style:font-weight-complex="bold"/>
    </style:style>
    <style:style style:name="T103" style:parent-style-name="Fonteparág.padrão" style:family="text">
      <style:text-properties style:font-name="Sitka Heading" fo:font-weight="bold" style:font-weight-asian="bold" style:font-weight-complex="bold"/>
    </style:style>
    <style:style style:name="P104" style:parent-style-name="Normal" style:family="paragraph">
      <style:paragraph-properties fo:line-height="115%"/>
      <style:text-properties style:font-name="Sitka Heading"/>
    </style:style>
    <style:style style:name="P105" style:parent-style-name="Normal" style:family="paragraph">
      <style:paragraph-properties fo:line-height="115%"/>
      <style:text-properties style:font-name="Sitka Heading"/>
    </style:style>
    <style:style style:name="P106" style:parent-style-name="Normal" style:family="paragraph">
      <style:paragraph-properties fo:line-height="115%"/>
      <style:text-properties style:font-name="Sitka Heading" fo:font-weight="bold" style:font-weight-asian="bold" style:font-weight-complex="bold"/>
    </style:style>
    <style:style style:name="P107" style:parent-style-name="Normal" style:family="paragraph">
      <style:paragraph-properties fo:line-height="115%"/>
      <style:text-properties style:font-name="Sitka Heading"/>
    </style:style>
    <style:style style:name="P108" style:parent-style-name="Normal" style:list-style-name="LFO7" style:family="paragraph">
      <style:paragraph-properties fo:line-height="115%"/>
      <style:text-properties style:font-name="Sitka Heading" fo:hyphenate="true"/>
    </style:style>
    <style:style style:name="P109" style:parent-style-name="Normal" style:list-style-name="LFO7" style:family="paragraph">
      <style:paragraph-properties fo:line-height="115%"/>
      <style:text-properties style:font-name="Sitka Heading" fo:hyphenate="true"/>
    </style:style>
    <style:style style:name="P110" style:parent-style-name="Normal" style:list-style-name="LFO7" style:family="paragraph">
      <style:paragraph-properties fo:line-height="115%"/>
      <style:text-properties style:font-name="Sitka Heading" fo:hyphenate="true"/>
    </style:style>
    <style:style style:name="P111" style:parent-style-name="Normal" style:list-style-name="LFO7" style:family="paragraph">
      <style:paragraph-properties fo:line-height="115%"/>
      <style:text-properties style:font-name="Sitka Heading" fo:hyphenate="true"/>
    </style:style>
    <style:style style:name="P112" style:parent-style-name="Normal" style:list-style-name="LFO7" style:family="paragraph">
      <style:paragraph-properties fo:line-height="115%"/>
      <style:text-properties style:font-name="Sitka Heading" fo:hyphenate="true"/>
    </style:style>
    <style:style style:name="P113" style:parent-style-name="Normal" style:family="paragraph">
      <style:paragraph-properties fo:line-height="115%"/>
    </style:style>
    <style:style style:name="T114" style:parent-style-name="Fonteparág.padrão" style:family="text">
      <style:text-properties style:font-name="Sitka Heading"/>
    </style:style>
    <style:style style:name="T115" style:parent-style-name="Fonteparág.padrão" style:family="text">
      <style:text-properties style:font-name="Sitka Heading" fo:font-weight="bold" style:font-weight-asian="bold" style:font-weight-complex="bold"/>
    </style:style>
    <style:style style:name="T116" style:parent-style-name="Fonteparág.padrão" style:family="text">
      <style:text-properties style:font-name="Sitka Heading"/>
    </style:style>
  </office:automatic-styles>
  <office:body>
    <office:text text:use-soft-page-breaks="true">
      <text:p text:style-name="P1"><text:span text:style-name="T2">RELATÓRIO: SUDOKU POO</text:span></text:p>
      <text:p text:style-name="P3">1. Introdução</text:p>
      <text:p text:style-name="P4">O código original do jogo de Sudoku foi desenvolvido utilizando uma abordagem procedural, composta apenas por funções soltas que manipulavam um tabuleiro representado por uma lista de listas.<text:line-break/>Embora funcional, esse formato dificultava a manutenção, e legibilidade do programa.</text:p>
      <text:p text:style-name="P5"><text:span text:style-name="T6">O objetivo desta reformulação foi aplicar conceitos de<text:s/></text:span><text:span text:style-name="T7">Programação Orientada a Objetos (POO)</text:span><text:span text:style-name="T8">, tornando o código mais organizado, modular e coerente com boas práticas.</text:span></text:p>
      <text:p text:style-name="P9"/>
      <text:p text:style-name="P10">2. Problemas identificados no código original</text:p>
      <text:p text:style-name="P11">Durante a análise do código inicial, foram identificados alguns pontos:</text:p>
      <text:list text:style-name="LFO1" text:continue-numbering="true">
        <text:list-item>
          <text:p text:style-name="P12">Ausência total de classes e objetos (poo);</text:p>
        </text:list-item>
        <text:list-item>
          <text:p text:style-name="P13">Mistura de lógica, visualização e controle na mesma estrutura;</text:p>
        </text:list-item>
        <text:list-item>
          <text:p text:style-name="P14">Pouca modularidade, dificultando adição de novas funcionalidades;</text:p>
        </text:list-item>
        <text:list-item>
          <text:p text:style-name="P15">Duplicação de responsabilidades dentro de funções;</text:p>
        </text:list-item>
        <text:list-item>
          <text:p text:style-name="P16">Controlador do jogo e renderização do tabuleiro estavam misturados.</text:p>
        </text:list-item>
      </text:list>
      <text:p text:style-name="P17"/>
      <text:p text:style-name="P18">3. Estrutura final em Orientação a Objetos</text:p>
      <text:p text:style-name="P19">A solução foi reescrita com três classes principais, cada uma com responsabilidades bem definidas.</text:p>
      <text:p text:style-name="P20"/>
      <text:p text:style-name="P21"><text:span text:style-name="T22"><text:s text:c="4"/></text:span><text:span text:style-name="T23"><text:s/>3.1. Classe SudokuBoard – MODEL</text:span></text:p>
      <text:p text:style-name="P24">Responsabilidade:</text:p>
      <text:p text:style-name="P25">Armazenar e manipular os dados do jogo.</text:p>
      <text:p text:style-name="P26">Principais funções:</text:p>
      <text:list text:style-name="LFO2" text:continue-numbering="true">
        <text:list-item>
          <text:p text:style-name="P27">Criar o tabuleiro inicial</text:p>
        </text:list-item>
        <text:list-item>
          <text:p text:style-name="P28">Verificar se um número pode ser inserido</text:p>
        </text:list-item>
        <text:list-item>
          <text:p text:style-name="P29">Inserir valores</text:p>
        </text:list-item>
        <text:list-item>
          <text:p text:style-name="P30">Apagar valores</text:p>
        </text:list-item>
        <text:list-item>
          <text:p text:style-name="P31">Verificar se o tabuleiro está completo</text:p>
        </text:list-item>
        <text:list-item>
          <text:p text:style-name="P32">Validar vitória</text:p>
        </text:list-item>
        <text:list-item>
          <text:p text:style-name="P33">Registrar posições fixas que não podem ser alteradas</text:p>
        </text:list-item>
      </text:list>
      <text:p text:style-name="P34">Atributos criados:</text:p>
      <text:list text:style-name="LFO3" text:continue-numbering="true">
        <text:list-item>
          <text:p text:style-name="P35"><text:span text:style-name="T36">self.board<text:s/></text:span><text:span text:style-name="T37">→</text:span><text:span text:style-name="T38"><text:s/>matriz 9</text:span><text:span text:style-name="T39">×</text:span><text:span text:style-name="T40">9 do jogo</text:span></text:p>
        </text:list-item>
        <text:list-item>
          <text:p text:style-name="P41"><text:span text:style-name="T42">self.posicoes_fixas<text:s/></text:span><text:span text:style-name="T43">→</text:span><text:span text:style-name="T44"><text:s/>conjunto (set) contendo coordenadas imut</text:span><text:span text:style-name="T45">á</text:span><text:span text:style-name="T46">veis</text:span></text:p>
        </text:list-item>
      </text:list>
      <text:p text:style-name="P47">Isso garante segurança lógica e encapsulamento das regras do Sudoku.</text:p>
      <text:p text:style-name="P48"/>
      <text:p text:style-name="P49"><text:span text:style-name="T50"><text:s text:c="4"/></text:span><text:span text:style-name="T51"><text:s/>3.2. Classe SudokuView – VIEW</text:span></text:p>
      <text:p text:style-name="P52">Responsabilidade:</text:p>
      <text:p text:style-name="P53">Apresentar o tabuleiro na tela.</text:p>
      <text:p text:style-name="P54">Características:</text:p>
      <text:list text:style-name="LFO4" text:continue-numbering="true">
        <text:list-item>
          <text:p text:style-name="P55">Não armazena dados</text:p>
        </text:list-item>
        <text:list-item>
          <text:p text:style-name="P56">Não toma decisões do jogo</text:p>
        </text:list-item>
        <text:list-item>
          <text:p text:style-name="P57">Apenas exibe o estado atual do tabuleiro</text:p>
        </text:list-item>
        <text:list-item>
          <text:p text:style-name="P58">Isolamento total da lógica do jogo</text:p>
        </text:list-item>
      </text:list>
      <text:p text:style-name="P59">Essa separação permite futuras melhorias, como substituição do terminal por interface gráfica.</text:p>
      <text:p text:style-name="P60"/>
      <text:p text:style-name="P61"><text:span text:style-name="T62"><text:s text:c="4"/></text:span><text:span text:style-name="T63">3.3. Classe SudokuGame – CONTROLLER</text:span></text:p>
      <text:p text:style-name="P64">Responsabilidade:</text:p>
      <text:p text:style-name="P65">Controlar o fluxo do jogo e comunicação com o usuário.</text:p>
      <text:p text:style-name="P66">Funções principais:</text:p>
      <text:list text:style-name="LFO5" text:continue-numbering="true">
        <text:list-item>
          <text:p text:style-name="P67">Iniciar o jogo</text:p>
        </text:list-item>
        <text:list-item>
          <text:p text:style-name="P68">Interpretar comandos digitados pelo usuário</text:p>
        </text:list-item>
        <text:list-item>
          <text:p text:style-name="P69">Chamar métodos do SudokuBoard</text:p>
        </text:list-item>
        <text:list-item>
          <text:p text:style-name="P70">Solicitar à SudokuView que exiba o tabuleiro</text:p>
        </text:list-item>
        <text:list-item>
          <text:p text:style-name="P71">Validar entradas antes das ações</text:p>
        </text:list-item>
      </text:list>
      <text:p text:style-name="P72">É o cérebro do sistema, mantendo o usuário ligado às regras do sudoku.</text:p>
      <text:p text:style-name="P73"/>
      <text:p text:style-name="P74">4. Principais melhorias obtidas com POO</text:p>
      <text:p text:style-name="P75"><text:s text:c="5"/>4.1. Separação clara de responsabilidades</text:p>
      <text:p text:style-name="P76">O código agora segue uma lógica:</text:p>
      <text:list text:style-name="LFO6" text:continue-numbering="true">
        <text:list-item>
          <text:p text:style-name="P77"><text:span text:style-name="T78">Board</text:span><text:span text:style-name="T79"><text:s/></text:span><text:span text:style-name="T80">→</text:span><text:span text:style-name="T81"><text:s/>regras e dados</text:span></text:p>
        </text:list-item>
        <text:list-item>
          <text:p text:style-name="P82"><text:span text:style-name="T83">View</text:span><text:span text:style-name="T84"><text:s/></text:span><text:span text:style-name="T85">→</text:span><text:span text:style-name="T86"><text:s/>exibi</text:span><text:span text:style-name="T87">çã</text:span><text:span text:style-name="T88">o</text:span></text:p>
        </text:list-item>
        <text:list-item>
          <text:p text:style-name="P89"><text:span text:style-name="T90">Game</text:span><text:span text:style-name="T91"><text:s/></text:span><text:span text:style-name="T92">→</text:span><text:span text:style-name="T93"><text:s/>intera</text:span><text:span text:style-name="T94">çã</text:span><text:span text:style-name="T95">o e controle</text:span></text:p>
        </text:list-item>
      </text:list>
      <text:p text:style-name="P96"><text:s text:c="5"/>4.2. Maior legibilidade e manutenção</text:p>
      <text:p text:style-name="P97">O código ficou mais fácil de ler, entender e modificar.</text:p>
      <text:p text:style-name="P98"><text:s text:c="5"/>4.3. Maior modularidade</text:p>
      <text:p text:style-name="P99">Cada parte pode ser alterada sem afetar o resto.</text:p>
      <text:p text:style-name="P100">Ex.: pode-se substituir apenas a classe SudokuView por interface gráfica.</text:p>
      <text:p text:style-name="P101"><text:span text:style-name="T102"><text:s text:c="3"/></text:span><text:span text:style-name="T103"><text:s/>4.4. Encapsulamento</text:span></text:p>
      <text:p text:style-name="P104">O jogador não consegue alterar manualmente posições fixas, pois isso é controlado internamente pela classe.</text:p>
      <text:p text:style-name="P105"/>
      <text:p text:style-name="P106"><text:s/>5. Conclusão</text:p>
      <text:p text:style-name="P107">A reestruturação do código utilizando Programação Orientada a Objetos resultou em um programa:</text:p>
      <text:list text:style-name="LFO7" text:continue-numbering="true">
        <text:list-item>
          <text:p text:style-name="P108">mais organizado</text:p>
        </text:list-item>
        <text:list-item>
          <text:p text:style-name="P109">mais modular</text:p>
        </text:list-item>
        <text:list-item>
          <text:p text:style-name="P110">mais fácil de expandir</text:p>
        </text:list-item>
        <text:list-item>
          <text:p text:style-name="P111">seguindo boas práticas de desenvolvimento</text:p>
        </text:list-item>
        <text:list-item>
          <text:p text:style-name="P112">com melhor separação de responsabilidades</text:p>
        </text:list-item>
      </text:list>
      <text:soft-page-break/>
      <text:p text:style-name="P113"><text:span text:style-name="T114">A nova arquitetura mantém todo o comportamento do jogo original, mas agora com<text:s/></text:span><text:span text:style-name="T115">qualidade de código profissional</text:span><text:span text:style-name="T116">, abrindo portas para evoluções futuras.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tka Heading" svg:font-family="Sitka Heading" style:font-family-generic="system" style:font-pitch="variable" svg:panose-1="0 0 0 0 0 0 0 0 0 0"/>
    <style:font-face style:name="Mongolian Baiti" svg:font-family="Mongolian Baiti" style:font-family-generic="script" style:font-pitch="variable" svg:panose-1="3 0 5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a Wobeto</meta:initial-creator>
    <dc:creator>Gabriela Wobeto</dc:creator>
    <meta:creation-date>2025-11-29T20:50:00Z</meta:creation-date>
    <dc:date>2025-11-29T21:02:00Z</dc:date>
    <meta:template xlink:href="Normal" xlink:type="simple"/>
    <meta:editing-cycles>2</meta:editing-cycles>
    <meta:editing-duration>PT180S</meta:editing-duration>
    <meta:document-statistic meta:page-count="4" meta:paragraph-count="6" meta:word-count="500" meta:character-count="3198" meta:row-count="22" meta:non-whitespace-character-count="2704"/>
  </office:meta>
</office:document-meta>
</file>